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CIDFont.parse( String line , int startpo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ValueHandler.getDoubleValue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KPXHandl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FMParser.pars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alueHandler.getStringValue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etter.parse( String line , int startpo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harBBox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Setter.Integer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Parser.skipToSemicolon( String line , int start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ntBBox.parseBBox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uble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Setter.setValue( Object targe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FMParser.skipToNonWhiteSpace( String line , int start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Setter.getContextObject(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haracter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ntBBox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umberSetter.Number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DirDouble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MParser.skipToWhiteSpace( String line , int start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ubleSetter.Double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Parser.parseCharMetrics( String line , Stack st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IsBaseFont.parse( String line , int startpo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ber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itingDirBooleanSetter.WritingDirBoolean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Handler.findValue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DirNumberSetter.WritingDirNumber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etter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MParser.isWhitespace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Setter.Boolean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DirDoubleSetter.WritingDirDouble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mplementedYet.NotImplementedY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MParser.parse( BufferedReader read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FMParser.parse( File afm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ValueHandler.getBooleanValue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Handler.getNumberValue( String line , int start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ingSetter.String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ingDirBooleanSetter.getContextObject(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umberSetter.getContextObject(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haracterSetter.NamedCharacter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alueHandler.getIntegerValue( String line , int start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rtDirection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rtFontMetrics.parse( String line , int startpo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tImplementedYet.parse( String line , int startpos , Stack 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MParser.AFM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Setter.BeanSetter( String vari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irection.parse( String line , int startpo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ritingDirNumberSetter.getContextObject( Stack sta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FMParser.parseLine( String line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